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float" office:value="3.998" calcext:value-type="float">
            <text:p>3.9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14" calcext:value-type="float">
            <text:p>4.014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4.025" calcext:value-type="float">
            <text:p>4.02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.027" calcext:value-type="float">
            <text:p>4.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981" calcext:value-type="float">
            <text:p>3.9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4.012" calcext:value-type="float">
            <text:p>4.012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4.014" calcext:value-type="float">
            <text:p>4.014</text:p>
          </table:table-cell>
          <table:table-cell/>
          <table:table-cell office:value-type="float" office:value="3.981" calcext:value-type="float">
            <text:p>3.981</text:p>
          </table:table-cell>
          <table:table-cell office:value-type="float" office:value="4.014" calcext:value-type="float">
            <text:p>4.014</text:p>
          </table:table-cell>
          <table:table-cell/>
          <table:table-cell office:value-type="float" office:value="3.999" calcext:value-type="float">
            <text:p>3.999</text:p>
          </table:table-cell>
          <table:table-cell office:value-type="float" office:value="4.021" calcext:value-type="float">
            <text:p>4.021</text:p>
          </table:table-cell>
        </table:table-row>
        <table:table-row table:style-name="ro1">
          <table:table-cell/>
          <table:table-cell office:value-type="float" office:value="-0.014" calcext:value-type="float">
            <text:p>-0.014</text:p>
          </table:table-cell>
          <table:table-cell office:value-type="float" office:value="3.981" calcext:value-type="float">
            <text:p>3.981</text:p>
          </table:table-cell>
          <table:table-cell/>
          <table:table-cell office:value-type="float" office:value="-0.017" calcext:value-type="float">
            <text:p>-0.017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3.981" calcext:value-type="float">
            <text:p>3.981</text:p>
          </table:table-cell>
          <table:table-cell/>
          <table:table-cell office:value-type="float" office:value="-0.021" calcext:value-type="float">
            <text:p>-0.021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-0.018" calcext:value-type="float">
            <text:p>-0.018</text:p>
          </table:table-cell>
          <table:table-cell office:value-type="float" office:value="3.978" calcext:value-type="float">
            <text:p>3.978</text:p>
          </table:table-cell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office:value-type="float" office:value="-0.015" calcext:value-type="float">
            <text:p>-0.015</text:p>
          </table:table-cell>
          <table:table-cell/>
          <table:table-cell office:value-type="float" office:value="-0.013" calcext:value-type="float">
            <text:p>-0.01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3.998" calcext:value-type="float">
            <text:p>3.998</text:p>
          </table:table-cell>
          <table:table-cell table:formula="of:=4-[.B11]" office:value-type="float" office:value="0.00199999999999978" calcext:value-type="float">
            <text:p>0.00199999999999978</text:p>
          </table:table-cell>
          <table:table-cell table:formula="of:=ABS([.C11])" office:value-type="float" office:value="0.00199999999999978" calcext:value-type="float">
            <text:p>0.00199999999999978</text:p>
          </table:table-cell>
          <table:table-cell table:formula="of:=SUM([.D11:.D50])" office:value-type="float" office:value="0.609000000000001" calcext:value-type="float">
            <text:p>0.609000000000001</text:p>
          </table:table-cell>
          <table:table-cell table:formula="of:=[.E11]/40" office:value-type="float" office:value="0.015225" calcext:value-type="float">
            <text:p>0.0152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981" calcext:value-type="float">
            <text:p>3.981</text:p>
          </table:table-cell>
          <table:table-cell table:formula="of:=4-[.B12]" office:value-type="float" office:value="0.0190000000000001" calcext:value-type="float">
            <text:p>0.0190000000000001</text:p>
          </table:table-cell>
          <table:table-cell table:formula="of:=ABS([.C12])" office:value-type="float" office:value="0.0190000000000001" calcext:value-type="float">
            <text:p>0.0190000000000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14" calcext:value-type="float">
            <text:p>-0.014</text:p>
          </table:table-cell>
          <table:table-cell table:formula="of:=0-[.B13]" office:value-type="float" office:value="0.014" calcext:value-type="float">
            <text:p>0.014</text:p>
          </table:table-cell>
          <table:table-cell table:formula="of:=ABS([.C13])" office:value-type="float" office:value="0.014" calcext:value-type="float">
            <text:p>0.01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table:formula="of:=0-[.B14]" office:value-type="float" office:value="-0.018" calcext:value-type="float">
            <text:p>-0.018</text:p>
          </table:table-cell>
          <table:table-cell table:formula="of:=ABS([.C14])" office:value-type="float" office:value="0.018" calcext:value-type="float">
            <text:p>0.0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0-[.B15]" office:value-type="float" office:value="0" calcext:value-type="float">
            <text:p>0</text:p>
          </table:table-cell>
          <table:table-cell table:formula="of:=ABS([.C15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4-[.B16]" office:value-type="float" office:value="0" calcext:value-type="float">
            <text:p>0</text:p>
          </table:table-cell>
          <table:table-cell table:formula="of:=ABS([.C16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81" calcext:value-type="float">
            <text:p>3.981</text:p>
          </table:table-cell>
          <table:table-cell table:formula="of:=4-[.B17]" office:value-type="float" office:value="0.0190000000000001" calcext:value-type="float">
            <text:p>0.0190000000000001</text:p>
          </table:table-cell>
          <table:table-cell table:formula="of:=ABS([.C17])" office:value-type="float" office:value="0.0190000000000001" calcext:value-type="float">
            <text:p>0.0190000000000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15" calcext:value-type="float">
            <text:p>-0.015</text:p>
          </table:table-cell>
          <table:table-cell table:formula="of:=0-[.B18]" office:value-type="float" office:value="0.015" calcext:value-type="float">
            <text:p>0.015</text:p>
          </table:table-cell>
          <table:table-cell table:formula="of:=ABS([.C18])" office:value-type="float" office:value="0.015" calcext:value-type="float">
            <text:p>0.0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014" calcext:value-type="float">
            <text:p>4.014</text:p>
          </table:table-cell>
          <table:table-cell table:formula="of:=4-[.B19]" office:value-type="float" office:value="-0.0140000000000002" calcext:value-type="float">
            <text:p>-0.0140000000000002</text:p>
          </table:table-cell>
          <table:table-cell table:formula="of:=ABS([.C19])" office:value-type="float" office:value="0.0140000000000002" calcext:value-type="float">
            <text:p>0.01400000000000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table:formula="of:=4-[.B20]" office:value-type="float" office:value="0.02" calcext:value-type="float">
            <text:p>0.02</text:p>
          </table:table-cell>
          <table:table-cell table:formula="of:=ABS([.C20])"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17" calcext:value-type="float">
            <text:p>-0.017</text:p>
          </table:table-cell>
          <table:table-cell table:formula="of:=0-[.B21]" office:value-type="float" office:value="0.017" calcext:value-type="float">
            <text:p>0.017</text:p>
          </table:table-cell>
          <table:table-cell table:formula="of:=ABS([.C21])" office:value-type="float" office:value="0.017" calcext:value-type="float">
            <text:p>0.0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13" calcext:value-type="float">
            <text:p>-0.013</text:p>
          </table:table-cell>
          <table:table-cell table:formula="of:=0-[.B22]" office:value-type="float" office:value="0.013" calcext:value-type="float">
            <text:p>0.013</text:p>
          </table:table-cell>
          <table:table-cell table:formula="of:=ABS([.C22])" office:value-type="float" office:value="0.013" calcext:value-type="float">
            <text:p>0.0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table:formula="of:=0-[.B23]" office:value-type="float" office:value="-0.018" calcext:value-type="float">
            <text:p>-0.018</text:p>
          </table:table-cell>
          <table:table-cell table:formula="of:=ABS([.C23])" office:value-type="float" office:value="0.018" calcext:value-type="float">
            <text:p>0.0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012" calcext:value-type="float">
            <text:p>4.012</text:p>
          </table:table-cell>
          <table:table-cell table:formula="of:=4-[.B24]" office:value-type="float" office:value="-0.0119999999999996" calcext:value-type="float">
            <text:p>-0.0119999999999996</text:p>
          </table:table-cell>
          <table:table-cell table:formula="of:=ABS([.C24])" office:value-type="float" office:value="0.0119999999999996" calcext:value-type="float">
            <text:p>0.01199999999999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table:formula="of:=4-[.B25]" office:value-type="float" office:value="0.02" calcext:value-type="float">
            <text:p>0.02</text:p>
          </table:table-cell>
          <table:table-cell table:formula="of:=ABS([.C25])"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table:formula="of:=0-[.B26]" office:value-type="float" office:value="-0.004" calcext:value-type="float">
            <text:p>-0.004</text:p>
          </table:table-cell>
          <table:table-cell table:formula="of:=ABS([.C26])" office:value-type="float" office:value="0.004" calcext:value-type="float">
            <text:p>0.0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025" calcext:value-type="float">
            <text:p>4.025</text:p>
          </table:table-cell>
          <table:table-cell table:formula="of:=4-[.B27]" office:value-type="float" office:value="-0.0250000000000004" calcext:value-type="float">
            <text:p>-0.0250000000000004</text:p>
          </table:table-cell>
          <table:table-cell table:formula="of:=ABS([.C27])" office:value-type="float" office:value="0.0250000000000004" calcext:value-type="float">
            <text:p>0.02500000000000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table:formula="of:=4-[.B28]" office:value-type="float" office:value="0.02" calcext:value-type="float">
            <text:p>0.02</text:p>
          </table:table-cell>
          <table:table-cell table:formula="of:=ABS([.C28])"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table:formula="of:=0-[.B29]" office:value-type="float" office:value="-0.019" calcext:value-type="float">
            <text:p>-0.019</text:p>
          </table:table-cell>
          <table:table-cell table:formula="of:=ABS([.C29])" office:value-type="float" office:value="0.019" calcext:value-type="float">
            <text:p>0.0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table:formula="of:=0-[.B30]" office:value-type="float" office:value="-0.019" calcext:value-type="float">
            <text:p>-0.019</text:p>
          </table:table-cell>
          <table:table-cell table:formula="of:=ABS([.C30])" office:value-type="float" office:value="0.019" calcext:value-type="float">
            <text:p>0.0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table:formula="of:=0-[.B31]" office:value-type="float" office:value="-0.001" calcext:value-type="float">
            <text:p>-0.001</text:p>
          </table:table-cell>
          <table:table-cell table:formula="of:=ABS([.C31])" office:value-type="float" office:value="0.001" calcext:value-type="float">
            <text:p>0.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014" calcext:value-type="float">
            <text:p>4.014</text:p>
          </table:table-cell>
          <table:table-cell table:formula="of:=4-[.B32]" office:value-type="float" office:value="-0.0140000000000002" calcext:value-type="float">
            <text:p>-0.0140000000000002</text:p>
          </table:table-cell>
          <table:table-cell table:formula="of:=ABS([.C32])" office:value-type="float" office:value="0.0140000000000002" calcext:value-type="float">
            <text:p>0.01400000000000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81" calcext:value-type="float">
            <text:p>3.981</text:p>
          </table:table-cell>
          <table:table-cell table:formula="of:=4-[.B33]" office:value-type="float" office:value="0.0190000000000001" calcext:value-type="float">
            <text:p>0.0190000000000001</text:p>
          </table:table-cell>
          <table:table-cell table:formula="of:=ABS([.C33])" office:value-type="float" office:value="0.0190000000000001" calcext:value-type="float">
            <text:p>0.0190000000000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table:formula="of:=0-[.B34]" office:value-type="float" office:value="-0.02" calcext:value-type="float">
            <text:p>-0.02</text:p>
          </table:table-cell>
          <table:table-cell table:formula="of:=ABS([.C34])"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table:formula="of:=4-[.B35]" office:value-type="float" office:value="0.02" calcext:value-type="float">
            <text:p>0.02</text:p>
          </table:table-cell>
          <table:table-cell table:formula="of:=ABS([.C35])"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81" calcext:value-type="float">
            <text:p>3.981</text:p>
          </table:table-cell>
          <table:table-cell table:formula="of:=4-[.B36]" office:value-type="float" office:value="0.0190000000000001" calcext:value-type="float">
            <text:p>0.0190000000000001</text:p>
          </table:table-cell>
          <table:table-cell table:formula="of:=ABS([.C36])" office:value-type="float" office:value="0.0190000000000001" calcext:value-type="float">
            <text:p>0.0190000000000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21" calcext:value-type="float">
            <text:p>-0.021</text:p>
          </table:table-cell>
          <table:table-cell table:formula="of:=0-[.B37]" office:value-type="float" office:value="0.021" calcext:value-type="float">
            <text:p>0.021</text:p>
          </table:table-cell>
          <table:table-cell table:formula="of:=ABS([.C37])" office:value-type="float" office:value="0.021" calcext:value-type="float">
            <text:p>0.02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table:formula="of:=0-[.B38]" office:value-type="float" office:value="-0.018" calcext:value-type="float">
            <text:p>-0.018</text:p>
          </table:table-cell>
          <table:table-cell table:formula="of:=ABS([.C38])" office:value-type="float" office:value="0.018" calcext:value-type="float">
            <text:p>0.0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table:formula="of:=0-[.B39]" office:value-type="float" office:value="-0.019" calcext:value-type="float">
            <text:p>-0.019</text:p>
          </table:table-cell>
          <table:table-cell table:formula="of:=ABS([.C39])" office:value-type="float" office:value="0.019" calcext:value-type="float">
            <text:p>0.0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014" calcext:value-type="float">
            <text:p>4.014</text:p>
          </table:table-cell>
          <table:table-cell table:formula="of:=4-[.B40]" office:value-type="float" office:value="-0.0140000000000002" calcext:value-type="float">
            <text:p>-0.0140000000000002</text:p>
          </table:table-cell>
          <table:table-cell table:formula="of:=ABS([.C40])" office:value-type="float" office:value="0.0140000000000002" calcext:value-type="float">
            <text:p>0.01400000000000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table:formula="of:=4-[.B41]" office:value-type="float" office:value="0.02" calcext:value-type="float">
            <text:p>0.02</text:p>
          </table:table-cell>
          <table:table-cell table:formula="of:=ABS([.C41])"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table:formula="of:=0-[.B42]" office:value-type="float" office:value="-0.019" calcext:value-type="float">
            <text:p>-0.019</text:p>
          </table:table-cell>
          <table:table-cell table:formula="of:=ABS([.C42])" office:value-type="float" office:value="0.019" calcext:value-type="float">
            <text:p>0.0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027" calcext:value-type="float">
            <text:p>4.027</text:p>
          </table:table-cell>
          <table:table-cell table:formula="of:=4-[.B43]" office:value-type="float" office:value="-0.0270000000000001" calcext:value-type="float">
            <text:p>-0.0270000000000001</text:p>
          </table:table-cell>
          <table:table-cell table:formula="of:=ABS([.C43])" office:value-type="float" office:value="0.0270000000000001" calcext:value-type="float">
            <text:p>0.0270000000000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99" calcext:value-type="float">
            <text:p>3.999</text:p>
          </table:table-cell>
          <table:table-cell table:formula="of:=4-[.B44]" office:value-type="float" office:value="0.00099999999999989" calcext:value-type="float">
            <text:p>0.00099999999999989</text:p>
          </table:table-cell>
          <table:table-cell table:formula="of:=ABS([.C44])" office:value-type="float" office:value="0.00099999999999989" calcext:value-type="float">
            <text:p>0.000999999999999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18" calcext:value-type="float">
            <text:p>-0.018</text:p>
          </table:table-cell>
          <table:table-cell table:formula="of:=0-[.B45]" office:value-type="float" office:value="0.018" calcext:value-type="float">
            <text:p>0.018</text:p>
          </table:table-cell>
          <table:table-cell table:formula="of:=ABS([.C45])" office:value-type="float" office:value="0.018" calcext:value-type="float">
            <text:p>0.0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table:formula="of:=0-[.B46]" office:value-type="float" office:value="-0.019" calcext:value-type="float">
            <text:p>-0.019</text:p>
          </table:table-cell>
          <table:table-cell table:formula="of:=ABS([.C46])" office:value-type="float" office:value="0.019" calcext:value-type="float">
            <text:p>0.0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0-[.B47]" office:value-type="float" office:value="0" calcext:value-type="float">
            <text:p>0</text:p>
          </table:table-cell>
          <table:table-cell table:formula="of:=ABS([.C47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021" calcext:value-type="float">
            <text:p>4.021</text:p>
          </table:table-cell>
          <table:table-cell table:formula="of:=4-[.B48]" office:value-type="float" office:value="-0.0209999999999999" calcext:value-type="float">
            <text:p>-0.0209999999999999</text:p>
          </table:table-cell>
          <table:table-cell table:formula="of:=ABS([.C48])" office:value-type="float" office:value="0.0209999999999999" calcext:value-type="float">
            <text:p>0.020999999999999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78" calcext:value-type="float">
            <text:p>3.978</text:p>
          </table:table-cell>
          <table:table-cell table:formula="of:=4-[.B49]" office:value-type="float" office:value="0.0219999999999998" calcext:value-type="float">
            <text:p>0.0219999999999998</text:p>
          </table:table-cell>
          <table:table-cell table:formula="of:=ABS([.C49])" office:value-type="float" office:value="0.0219999999999998" calcext:value-type="float">
            <text:p>0.02199999999999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9" calcext:value-type="float">
            <text:p>0.009</text:p>
          </table:table-cell>
          <table:table-cell table:formula="of:=0-[.B50]" office:value-type="float" office:value="-0.009" calcext:value-type="float">
            <text:p>-0.009</text:p>
          </table:table-cell>
          <table:table-cell table:formula="of:=ABS([.C50])" office:value-type="float" office:value="0.009" calcext:value-type="float">
            <text:p>0.009</text:p>
          </table:table-cell>
          <table:table-cell table:number-columns-repeated="11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float" office:value="3.995" calcext:value-type="float">
            <text:p>3.995</text:p>
          </table:table-cell>
          <table:table-cell office:value-type="float" office:value="-0.009" calcext:value-type="float">
            <text:p>-0.009</text:p>
          </table:table-cell>
          <table:table-cell/>
          <table:table-cell office:value-type="float" office:value="3.917" calcext:value-type="float">
            <text:p>3.917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3.946" calcext:value-type="float">
            <text:p>3.946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3.963" calcext:value-type="float">
            <text:p>3.963</text:p>
          </table:table-cell>
          <table:table-cell office:value-type="float" office:value="-0.009" calcext:value-type="float">
            <text:p>-0.009</text:p>
          </table:table-cell>
          <table:table-cell/>
          <table:table-cell office:value-type="float" office:value="3.922" calcext:value-type="float">
            <text:p>3.922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/>
          <table:table-cell office:value-type="float" office:value="4.002" calcext:value-type="float">
            <text:p>4.002</text:p>
          </table:table-cell>
          <table:table-cell office:value-type="float" office:value="3.997" calcext:value-type="float">
            <text:p>3.997</text:p>
          </table:table-cell>
          <table:table-cell/>
          <table:table-cell office:value-type="float" office:value="3.968" calcext:value-type="float">
            <text:p>3.968</text:p>
          </table:table-cell>
          <table:table-cell office:value-type="float" office:value="3.946" calcext:value-type="float">
            <text:p>3.946</text:p>
          </table:table-cell>
          <table:table-cell/>
          <table:table-cell office:value-type="float" office:value="3.952" calcext:value-type="float">
            <text:p>3.952</text:p>
          </table:table-cell>
          <table:table-cell office:value-type="float" office:value="3.946" calcext:value-type="float">
            <text:p>3.946</text:p>
          </table:table-cell>
          <table:table-cell/>
          <table:table-cell office:value-type="float" office:value="3.941" calcext:value-type="float">
            <text:p>3.941</text:p>
          </table:table-cell>
          <table:table-cell office:value-type="float" office:value="3.97" calcext:value-type="float">
            <text:p>3.97</text:p>
          </table:table-cell>
          <table:table-cell/>
          <table:table-cell office:value-type="float" office:value="3.962" calcext:value-type="float">
            <text:p>3.96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/>
          <table:table-cell office:value-type="float" office:value="0.027" calcext:value-type="float">
            <text:p>0.027</text:p>
          </table:table-cell>
          <table:table-cell office:value-type="float" office:value="4.011" calcext:value-type="float">
            <text:p>4.011</text:p>
          </table:table-cell>
          <table:table-cell/>
          <table:table-cell office:value-type="float" office:value="0.059" calcext:value-type="float">
            <text:p>0.059</text:p>
          </table:table-cell>
          <table:table-cell office:value-type="float" office:value="3.964" calcext:value-type="float">
            <text:p>3.964</text:p>
          </table:table-cell>
          <table:table-cell/>
          <table:table-cell office:value-type="float" office:value="0.051" calcext:value-type="float">
            <text:p>0.051</text:p>
          </table:table-cell>
          <table:table-cell office:value-type="float" office:value="3.959" calcext:value-type="float">
            <text:p>3.959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float" office:value="3.973" calcext:value-type="float">
            <text:p>3.973</text:p>
          </table:table-cell>
          <table:table-cell/>
          <table:table-cell office:value-type="float" office:value="0.054" calcext:value-type="float">
            <text:p>0.054</text:p>
          </table:table-cell>
          <table:table-cell office:value-type="float" office:value="3.965" calcext:value-type="float">
            <text:p>3.965</text:p>
          </table:table-cell>
        </table:table-row>
        <table:table-row table:style-name="ro1">
          <table:table-cell/>
          <table:table-cell office:value-type="float" office:value="0.031" calcext:value-type="float">
            <text:p>0.03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0.033" calcext:value-type="float">
            <text:p>0.033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3.995" calcext:value-type="float">
            <text:p>3.995</text:p>
          </table:table-cell>
          <table:table-cell table:formula="of:=4-[.B63]" office:value-type="float" office:value="0.00499999999999989" calcext:value-type="float">
            <text:p>0.00499999999999989</text:p>
          </table:table-cell>
          <table:table-cell table:formula="of:=ABS([.C63])" office:value-type="float" office:value="0.00499999999999989" calcext:value-type="float">
            <text:p>0.00499999999999989</text:p>
          </table:table-cell>
          <table:table-cell table:formula="of:=SUM([.D63:.D102])" office:value-type="float" office:value="1.38" calcext:value-type="float">
            <text:p>1.38</text:p>
          </table:table-cell>
          <table:table-cell table:formula="of:=[.E63]/40" office:value-type="float" office:value="0.0345" calcext:value-type="float">
            <text:p>0.03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002" calcext:value-type="float">
            <text:p>4.002</text:p>
          </table:table-cell>
          <table:table-cell table:formula="of:=4-[.B64]" office:value-type="float" office:value="-0.00199999999999978" calcext:value-type="float">
            <text:p>-0.00199999999999978</text:p>
          </table:table-cell>
          <table:table-cell table:formula="of:=ABS([.C64])" office:value-type="float" office:value="0.00199999999999978" calcext:value-type="float">
            <text:p>0.0019999999999997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27" calcext:value-type="float">
            <text:p>0.027</text:p>
          </table:table-cell>
          <table:table-cell table:formula="of:=0-[.B65]" office:value-type="float" office:value="-0.027" calcext:value-type="float">
            <text:p>-0.027</text:p>
          </table:table-cell>
          <table:table-cell table:formula="of:=ABS([.C65])" office:value-type="float" office:value="0.027" calcext:value-type="float">
            <text:p>0.02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31" calcext:value-type="float">
            <text:p>0.031</text:p>
          </table:table-cell>
          <table:table-cell table:formula="of:=0-[.B66]" office:value-type="float" office:value="-0.031" calcext:value-type="float">
            <text:p>-0.031</text:p>
          </table:table-cell>
          <table:table-cell table:formula="of:=ABS([.C66])" office:value-type="float" office:value="0.031" calcext:value-type="float">
            <text:p>0.0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09" calcext:value-type="float">
            <text:p>-0.009</text:p>
          </table:table-cell>
          <table:table-cell table:formula="of:=0-[.B67]" office:value-type="float" office:value="0.009" calcext:value-type="float">
            <text:p>0.009</text:p>
          </table:table-cell>
          <table:table-cell table:formula="of:=ABS([.C67])" office:value-type="float" office:value="0.009" calcext:value-type="float">
            <text:p>0.0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97" calcext:value-type="float">
            <text:p>3.997</text:p>
          </table:table-cell>
          <table:table-cell table:formula="of:=4-[.B68]" office:value-type="float" office:value="0.00300000000000011" calcext:value-type="float">
            <text:p>0.00300000000000011</text:p>
          </table:table-cell>
          <table:table-cell table:formula="of:=ABS([.C68])" office:value-type="float" office:value="0.00300000000000011" calcext:value-type="float">
            <text:p>0.003000000000000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011" calcext:value-type="float">
            <text:p>4.011</text:p>
          </table:table-cell>
          <table:table-cell table:formula="of:=4-[.B69]" office:value-type="float" office:value="-0.0110000000000001" calcext:value-type="float">
            <text:p>-0.0110000000000001</text:p>
          </table:table-cell>
          <table:table-cell table:formula="of:=ABS([.C69])" office:value-type="float" office:value="0.0110000000000001" calcext:value-type="float">
            <text:p>0.0110000000000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table:formula="of:=0-[.B70]" office:value-type="float" office:value="-0.008" calcext:value-type="float">
            <text:p>-0.008</text:p>
          </table:table-cell>
          <table:table-cell table:formula="of:=ABS([.C70])" office:value-type="float" office:value="0.008" calcext:value-type="float">
            <text:p>0.0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17" calcext:value-type="float">
            <text:p>3.917</text:p>
          </table:table-cell>
          <table:table-cell table:formula="of:=4-[.B71]" office:value-type="float" office:value="0.0830000000000002" calcext:value-type="float">
            <text:p>0.0830000000000002</text:p>
          </table:table-cell>
          <table:table-cell table:formula="of:=ABS([.C71])" office:value-type="float" office:value="0.0830000000000002" calcext:value-type="float">
            <text:p>0.08300000000000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68" calcext:value-type="float">
            <text:p>3.968</text:p>
          </table:table-cell>
          <table:table-cell table:formula="of:=4-[.B72]" office:value-type="float" office:value="0.032" calcext:value-type="float">
            <text:p>0.032</text:p>
          </table:table-cell>
          <table:table-cell table:formula="of:=ABS([.C72])" office:value-type="float" office:value="0.032" calcext:value-type="float">
            <text:p>0.0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9" calcext:value-type="float">
            <text:p>0.059</text:p>
          </table:table-cell>
          <table:table-cell table:formula="of:=0-[.B73]" office:value-type="float" office:value="-0.059" calcext:value-type="float">
            <text:p>-0.059</text:p>
          </table:table-cell>
          <table:table-cell table:formula="of:=ABS([.C73])" office:value-type="float" office:value="0.059" calcext:value-type="float">
            <text:p>0.05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33" calcext:value-type="float">
            <text:p>0.033</text:p>
          </table:table-cell>
          <table:table-cell table:formula="of:=0-[.B74]" office:value-type="float" office:value="-0.033" calcext:value-type="float">
            <text:p>-0.033</text:p>
          </table:table-cell>
          <table:table-cell table:formula="of:=ABS([.C74])" office:value-type="float" office:value="0.033" calcext:value-type="float">
            <text:p>0.0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table:formula="of:=0-[.B75]" office:value-type="float" office:value="-0.007" calcext:value-type="float">
            <text:p>-0.007</text:p>
          </table:table-cell>
          <table:table-cell table:formula="of:=ABS([.C75])" office:value-type="float" office:value="0.007" calcext:value-type="float">
            <text:p>0.00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46" calcext:value-type="float">
            <text:p>3.946</text:p>
          </table:table-cell>
          <table:table-cell table:formula="of:=4-[.B76]" office:value-type="float" office:value="0.0539999999999998" calcext:value-type="float">
            <text:p>0.0539999999999998</text:p>
          </table:table-cell>
          <table:table-cell table:formula="of:=ABS([.C76])" office:value-type="float" office:value="0.0539999999999998" calcext:value-type="float">
            <text:p>0.05399999999999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64" calcext:value-type="float">
            <text:p>3.964</text:p>
          </table:table-cell>
          <table:table-cell table:formula="of:=4-[.B77]" office:value-type="float" office:value="0.036" calcext:value-type="float">
            <text:p>0.036</text:p>
          </table:table-cell>
          <table:table-cell table:formula="of:=ABS([.C77])" office:value-type="float" office:value="0.036" calcext:value-type="float">
            <text:p>0.0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9" calcext:value-type="float">
            <text:p>0.059</text:p>
          </table:table-cell>
          <table:table-cell table:formula="of:=0-[.B78]" office:value-type="float" office:value="-0.059" calcext:value-type="float">
            <text:p>-0.059</text:p>
          </table:table-cell>
          <table:table-cell table:formula="of:=ABS([.C78])" office:value-type="float" office:value="0.059" calcext:value-type="float">
            <text:p>0.05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46" calcext:value-type="float">
            <text:p>3.946</text:p>
          </table:table-cell>
          <table:table-cell table:formula="of:=4-[.B79]" office:value-type="float" office:value="0.0539999999999998" calcext:value-type="float">
            <text:p>0.0539999999999998</text:p>
          </table:table-cell>
          <table:table-cell table:formula="of:=ABS([.C79])" office:value-type="float" office:value="0.0539999999999998" calcext:value-type="float">
            <text:p>0.05399999999999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52" calcext:value-type="float">
            <text:p>3.952</text:p>
          </table:table-cell>
          <table:table-cell table:formula="of:=4-[.B80]" office:value-type="float" office:value="0.048" calcext:value-type="float">
            <text:p>0.048</text:p>
          </table:table-cell>
          <table:table-cell table:formula="of:=ABS([.C80])" office:value-type="float" office:value="0.048" calcext:value-type="float">
            <text:p>0.0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1" calcext:value-type="float">
            <text:p>0.051</text:p>
          </table:table-cell>
          <table:table-cell table:formula="of:=0-[.B81]" office:value-type="float" office:value="-0.051" calcext:value-type="float">
            <text:p>-0.051</text:p>
          </table:table-cell>
          <table:table-cell table:formula="of:=ABS([.C81])" office:value-type="float" office:value="0.051" calcext:value-type="float">
            <text:p>0.0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31" calcext:value-type="float">
            <text:p>0.031</text:p>
          </table:table-cell>
          <table:table-cell table:formula="of:=0-[.B82]" office:value-type="float" office:value="-0.031" calcext:value-type="float">
            <text:p>-0.031</text:p>
          </table:table-cell>
          <table:table-cell table:formula="of:=ABS([.C82])" office:value-type="float" office:value="0.031" calcext:value-type="float">
            <text:p>0.0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table:formula="of:=0-[.B83]" office:value-type="float" office:value="-0.005" calcext:value-type="float">
            <text:p>-0.005</text:p>
          </table:table-cell>
          <table:table-cell table:formula="of:=ABS([.C83])" office:value-type="float" office:value="0.005" calcext:value-type="float">
            <text:p>0.0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46" calcext:value-type="float">
            <text:p>3.946</text:p>
          </table:table-cell>
          <table:table-cell table:formula="of:=4-[.B84]" office:value-type="float" office:value="0.0539999999999998" calcext:value-type="float">
            <text:p>0.0539999999999998</text:p>
          </table:table-cell>
          <table:table-cell table:formula="of:=ABS([.C84])" office:value-type="float" office:value="0.0539999999999998" calcext:value-type="float">
            <text:p>0.05399999999999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59" calcext:value-type="float">
            <text:p>3.959</text:p>
          </table:table-cell>
          <table:table-cell table:formula="of:=4-[.B85]" office:value-type="float" office:value="0.0409999999999999" calcext:value-type="float">
            <text:p>0.0409999999999999</text:p>
          </table:table-cell>
          <table:table-cell table:formula="of:=ABS([.C85])" office:value-type="float" office:value="0.0409999999999999" calcext:value-type="float">
            <text:p>0.040999999999999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8" calcext:value-type="float">
            <text:p>0.058</text:p>
          </table:table-cell>
          <table:table-cell table:formula="of:=0-[.B86]" office:value-type="float" office:value="-0.058" calcext:value-type="float">
            <text:p>-0.058</text:p>
          </table:table-cell>
          <table:table-cell table:formula="of:=ABS([.C86])" office:value-type="float" office:value="0.058" calcext:value-type="float">
            <text:p>0.05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63" calcext:value-type="float">
            <text:p>3.963</text:p>
          </table:table-cell>
          <table:table-cell table:formula="of:=4-[.B87]" office:value-type="float" office:value="0.0369999999999999" calcext:value-type="float">
            <text:p>0.0369999999999999</text:p>
          </table:table-cell>
          <table:table-cell table:formula="of:=ABS([.C87])" office:value-type="float" office:value="0.0369999999999999" calcext:value-type="float">
            <text:p>0.036999999999999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41" calcext:value-type="float">
            <text:p>3.941</text:p>
          </table:table-cell>
          <table:table-cell table:formula="of:=4-[.B88]" office:value-type="float" office:value="0.0590000000000002" calcext:value-type="float">
            <text:p>0.0590000000000002</text:p>
          </table:table-cell>
          <table:table-cell table:formula="of:=ABS([.C88])" office:value-type="float" office:value="0.0590000000000002" calcext:value-type="float">
            <text:p>0.05900000000000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24" calcext:value-type="float">
            <text:p>0.024</text:p>
          </table:table-cell>
          <table:table-cell table:formula="of:=0-[.B89]" office:value-type="float" office:value="-0.024" calcext:value-type="float">
            <text:p>-0.024</text:p>
          </table:table-cell>
          <table:table-cell table:formula="of:=ABS([.C89])" office:value-type="float" office:value="0.024" calcext:value-type="float">
            <text:p>0.0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table:formula="of:=0-[.B90]" office:value-type="float" office:value="-0.007" calcext:value-type="float">
            <text:p>-0.007</text:p>
          </table:table-cell>
          <table:table-cell table:formula="of:=ABS([.C90])" office:value-type="float" office:value="0.007" calcext:value-type="float">
            <text:p>0.00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09" calcext:value-type="float">
            <text:p>-0.009</text:p>
          </table:table-cell>
          <table:table-cell table:formula="of:=0-[.B91]" office:value-type="float" office:value="0.009" calcext:value-type="float">
            <text:p>0.009</text:p>
          </table:table-cell>
          <table:table-cell table:formula="of:=ABS([.C91])" office:value-type="float" office:value="0.009" calcext:value-type="float">
            <text:p>0.0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7" calcext:value-type="float">
            <text:p>3.97</text:p>
          </table:table-cell>
          <table:table-cell table:formula="of:=4-[.B92]" office:value-type="float" office:value="0.0299999999999998" calcext:value-type="float">
            <text:p>0.0299999999999998</text:p>
          </table:table-cell>
          <table:table-cell table:formula="of:=ABS([.C92])" office:value-type="float" office:value="0.0299999999999998" calcext:value-type="float">
            <text:p>0.02999999999999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73" calcext:value-type="float">
            <text:p>3.973</text:p>
          </table:table-cell>
          <table:table-cell table:formula="of:=4-[.B93]" office:value-type="float" office:value="0.0270000000000001" calcext:value-type="float">
            <text:p>0.0270000000000001</text:p>
          </table:table-cell>
          <table:table-cell table:formula="of:=ABS([.C93])" office:value-type="float" office:value="0.0270000000000001" calcext:value-type="float">
            <text:p>0.0270000000000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29" calcext:value-type="float">
            <text:p>0.029</text:p>
          </table:table-cell>
          <table:table-cell table:formula="of:=0-[.B94]" office:value-type="float" office:value="-0.029" calcext:value-type="float">
            <text:p>-0.029</text:p>
          </table:table-cell>
          <table:table-cell table:formula="of:=ABS([.C94])" office:value-type="float" office:value="0.029" calcext:value-type="float">
            <text:p>0.0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22" calcext:value-type="float">
            <text:p>3.922</text:p>
          </table:table-cell>
          <table:table-cell table:formula="of:=4-[.B95]" office:value-type="float" office:value="0.0779999999999999" calcext:value-type="float">
            <text:p>0.0779999999999999</text:p>
          </table:table-cell>
          <table:table-cell table:formula="of:=ABS([.C95])" office:value-type="float" office:value="0.0779999999999999" calcext:value-type="float">
            <text:p>0.077999999999999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62" calcext:value-type="float">
            <text:p>3.962</text:p>
          </table:table-cell>
          <table:table-cell table:formula="of:=4-[.B96]" office:value-type="float" office:value="0.0379999999999998" calcext:value-type="float">
            <text:p>0.0379999999999998</text:p>
          </table:table-cell>
          <table:table-cell table:formula="of:=ABS([.C96])" office:value-type="float" office:value="0.0379999999999998" calcext:value-type="float">
            <text:p>0.03799999999999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4" calcext:value-type="float">
            <text:p>0.054</text:p>
          </table:table-cell>
          <table:table-cell table:formula="of:=0-[.B97]" office:value-type="float" office:value="-0.054" calcext:value-type="float">
            <text:p>-0.054</text:p>
          </table:table-cell>
          <table:table-cell table:formula="of:=ABS([.C97])" office:value-type="float" office:value="0.054" calcext:value-type="float">
            <text:p>0.0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table:formula="of:=0-[.B98]" office:value-type="float" office:value="-0.04" calcext:value-type="float">
            <text:p>-0.04</text:p>
          </table:table-cell>
          <table:table-cell table:formula="of:=ABS([.C98])" office:value-type="float" office:value="0.04" calcext:value-type="float">
            <text:p>0.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04" calcext:value-type="float">
            <text:p>-0.004</text:p>
          </table:table-cell>
          <table:table-cell table:formula="of:=0-[.B99]" office:value-type="float" office:value="0.004" calcext:value-type="float">
            <text:p>0.004</text:p>
          </table:table-cell>
          <table:table-cell table:formula="of:=ABS([.C99])" office:value-type="float" office:value="0.004" calcext:value-type="float">
            <text:p>0.0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5" calcext:value-type="float">
            <text:p>3.95</text:p>
          </table:table-cell>
          <table:table-cell table:formula="of:=4-[.B100]" office:value-type="float" office:value="0.0499999999999998" calcext:value-type="float">
            <text:p>0.0499999999999998</text:p>
          </table:table-cell>
          <table:table-cell table:formula="of:=ABS([.C100])" office:value-type="float" office:value="0.0499999999999998" calcext:value-type="float">
            <text:p>0.04999999999999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65" calcext:value-type="float">
            <text:p>3.965</text:p>
          </table:table-cell>
          <table:table-cell table:formula="of:=4-[.B101]" office:value-type="float" office:value="0.0350000000000001" calcext:value-type="float">
            <text:p>0.0350000000000001</text:p>
          </table:table-cell>
          <table:table-cell table:formula="of:=ABS([.C101])" office:value-type="float" office:value="0.0350000000000001" calcext:value-type="float">
            <text:p>0.0350000000000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8" calcext:value-type="float">
            <text:p>0.058</text:p>
          </table:table-cell>
          <table:table-cell table:formula="of:=0-[.B102]" office:value-type="float" office:value="-0.058" calcext:value-type="float">
            <text:p>-0.058</text:p>
          </table:table-cell>
          <table:table-cell table:formula="of:=ABS([.C102])" office:value-type="float" office:value="0.058" calcext:value-type="float">
            <text:p>0.05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1:52:15.422973960</meta:creation-date>
    <dc:date>2024-02-22T02:29:02.364256862</dc:date>
    <meta:editing-duration>PT6M6S</meta:editing-duration>
    <meta:editing-cycles>1</meta:editing-cycles>
    <meta:generator>LibreOffice/7.3.7.2$Linux_X86_64 LibreOffice_project/30$Build-2</meta:generator>
    <meta:document-statistic meta:table-count="1" meta:cell-count="324" meta:object-count="0"/>
  </office:meta>
</office:document-meta>
</file>